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11-01:</text:span></text:p>
      <text:p text:style-name="P1"><text:span text:style-name="T1">ROLL NO: 241801278</text:span></text:p>
      <text:p text:style-name="P1"><text:span text:style-name="T1">NAME:Sudiksha S</text:span></text:p>
      <text:p text:style-name="P1"><text:span text:style-name="T1">Q1)Two strings A and B comprising of lower-case English letters are compatible if they are</text:span></text:p>
      <text:p text:style-name="P1"><text:span text:style-name="T1">equal or can be made equal by following this step any number of times:</text:span></text:p>
      <text:p text:style-name="P1"><text:span text:style-name="T2">• Select a prefix from the string A (possibly empty), and increase the alphabetical</text:span></text:p>
      <text:p text:style-name="P1"><text:span text:style-name="T2">value of all the characters in the prefix by the same valid amount. For example, if</text:span></text:p>
      <text:p text:style-name="P1"><text:span text:style-name="T2">the string is xyz and we select the prefix xy then we can convert it to yx by</text:span></text:p>
      <text:p text:style-name="P1"><text:span text:style-name="T2">increasing the alphabetical value by 1. But if we select the prefix xyz then we</text:span></text:p>
      <text:p text:style-name="P1"><text:span text:style-name="T2">cannot increase the alphabetical value.</text:span></text:p>
      <text:p text:style-name="P1"><text:span text:style-name="T2">Your task is to determine if given strings A and B are compatible.</text:span></text:p>
      <text:p text:style-name="P1"><text:span text:style-name="T2">Input format</text:span></text:p>
      <text:p text:style-name="P1"><text:span text:style-name="T2">First line: String A</text:span></text:p>
      <text:p text:style-name="P1"><text:span text:style-name="T2">Next line: String B</text:span></text:p>
      <text:p text:style-name="P1"><text:span text:style-name="T2">Output format</text:span></text:p>
      <text:p text:style-name="P1"><text:span text:style-name="T2">For each test case, print YES if string A can be converted to string B, otherwise print NO.</text:span></text:p>
      <text:p text:style-name="P1"><text:span text:style-name="T2">Constraints</text:span></text:p>
      <text:p text:style-name="P1"><text:span text:style-name="T2">1<text:s/></text:span><text:span text:style-name="T3">≤</text:span><text:span text:style-name="T4"><text:s/>len(A)<text:s/></text:span><text:span text:style-name="T5">≤</text:span><text:span text:style-name="T6"><text:s/>1000000</text:span></text:p>
      <text:p text:style-name="P1"><text:span text:style-name="T6">1<text:s/></text:span><text:span text:style-name="T7">≤</text:span><text:span text:style-name="T8"><text:s/>len(B)<text:s/></text:span><text:span text:style-name="T9">≤</text:span><text:span text:style-name="T10"><text:s/>1000000</text:span></text:p>
      <text:p text:style-name="P1"><text:span text:style-name="T10">Sample Input</text:span></text:p>
      <text:p text:style-name="P1"><text:span text:style-name="T10">abaca</text:span></text:p>
      <text:p text:style-name="P1"><text:span text:style-name="T10">cdbda</text:span></text:p>
      <text:p text:style-name="P1"><text:span text:style-name="T10">Sample Output</text:span></text:p>
      <text:p text:style-name="P1"><text:span text:style-name="T10">YES</text:span></text:p>
      <text:p text:style-name="P1"><text:span text:style-name="T10">Explanation</text:span></text:p>
      <text:p text:style-name="P1"><text:span text:style-name="T10">The string abaca can be converted to bcbda in one move and to cdbda in the next move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0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1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11"/></text:p>
      <text:p text:style-name="P2"><text:span text:style-name="T11">Q2)Danny has a possible list of passwords of Manny's facebook account. All passwords length</text:span></text:p>
      <text:p text:style-name="P2"><text:span text:style-name="T11">is odd. But Danny knows that Manny is a big fan of palindromes. So, his password and</text:span></text:p>
      <text:p text:style-name="P2"><text:span text:style-name="T11">reverse of his password both should be in the list.</text:span></text:p>
      <text:p text:style-name="P2"><text:span text:style-name="T11">You have to print the length of Manny's password and it's middle character.</text:span></text:p>
      <text:p text:style-name="P2"><text:span text:style-name="T11">Note: The solution will be unique.</text:span></text:p>
      <text:p text:style-name="P2"><text:span text:style-name="T11">Input Format</text:span></text:p>
      <text:p text:style-name="P2"><text:span text:style-name="T11">The first line of input contains the integer N, the number of possible passwords.</text:span></text:p>
      <text:p text:style-name="P2"><text:span text:style-name="T11">Each of the following N lines contains a single word, its length being an odd number</text:span></text:p>
      <text:p text:style-name="P2"><text:span text:style-name="T11">greater than 2 and lesser than 14. All characters are lowercase letters of the English</text:span></text:p>
      <text:p text:style-name="P2"><text:span text:style-name="T11">alphabet.</text:span></text:p>
      <text:p text:style-name="P2"><text:span text:style-name="T11">Output Format</text:span></text:p>
      <text:p text:style-name="P2"><text:span text:style-name="T11">The first and only line of output must contain the length of the correct password and its</text:span></text:p>
      <text:p text:style-name="P2"><text:span text:style-name="T11">central letter.</text:span></text:p>
      <text:p text:style-name="P2"><text:span text:style-name="T11">Constraints</text:span></text:p>
      <text:p text:style-name="P2"><text:span text:style-name="T11">1<text:s/></text:span><text:span text:style-name="T12">≤</text:span><text:span text:style-name="T13"><text:s/>N<text:s/></text:span><text:span text:style-name="T14">≤</text:span><text:span text:style-name="T15"><text:s/>100</text:span></text:p>
      <text:p text:style-name="P2"><text:span text:style-name="T15">Sample Input</text:span></text:p>
      <text:p text:style-name="P2"><text:span text:style-name="T15">4</text:span></text:p>
      <text:p text:style-name="P2"><text:span text:style-name="T15">abc</text:span></text:p>
      <text:p text:style-name="P2"><text:span text:style-name="T15">def</text:span></text:p>
      <text:p text:style-name="P2"><text:span text:style-name="T15">feg</text:span></text:p>
      <text:p text:style-name="P2"><text:span text:style-name="T15">cba</text:span></text:p>
      <text:p text:style-name="P2"><text:span text:style-name="T15">Sample Output</text:span></text:p>
      <text:p text:style-name="P2"><text:span text:style-name="T15">3 b</text:span></text:p>
      <text:p text:style-name="P2"><text:span text:style-name="T15">ROLL NO:241801278</text:span></text:p>
      <text:p text:style-name="P2"><text:span text:style-name="T15">NAME:Sudiksha S 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15"/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15"/></text:p>
      <text:p text:style-name="P2"><text:span text:style-name="T15">Q3)Joey</text:span><text:span text:style-name="T16"><text:s/></text:span><text:span text:style-name="T17">loves</text:span><text:span text:style-name="T18"><text:s/></text:span><text:span text:style-name="T19">to</text:span><text:span text:style-name="T20"><text:s/></text:span><text:span text:style-name="T21">eat</text:span><text:span text:style-name="T22"><text:s/></text:span><text:span text:style-name="T23">Pizza</text:span><text:span text:style-name="T24">.<text:s/></text:span><text:span text:style-name="T25">But</text:span><text:span text:style-name="T26"><text:s/></text:span><text:span text:style-name="T27">he</text:span><text:span text:style-name="T28"><text:s/></text:span><text:span text:style-name="T29">is</text:span><text:span text:style-name="T30"><text:s/></text:span><text:span text:style-name="T31">worried</text:span><text:span text:style-name="T32"><text:s/></text:span><text:span text:style-name="T33">as</text:span><text:span text:style-name="T34"><text:s/></text:span><text:span text:style-name="T35">the</text:span><text:span text:style-name="T36"><text:s/></text:span><text:span text:style-name="T37">quality</text:span><text:span text:style-name="T38"><text:s/></text:span><text:span text:style-name="T39">of</text:span><text:span text:style-name="T40"><text:s/></text:span><text:span text:style-name="T41">pizza</text:span><text:span text:style-name="T42"><text:s/></text:span><text:span text:style-name="T43">made</text:span><text:span text:style-name="T44"><text:s/></text:span><text:span text:style-name="T45">by</text:span><text:span text:style-name="T46"><text:s/></text:span><text:span text:style-name="T47">most</text:span><text:span text:style-name="T48"><text:s/></text:span><text:span text:style-name="T49">of</text:span><text:span text:style-name="T50"><text:s/></text:span><text:span text:style-name="T51">the</text:span></text:p>
      <text:p text:style-name="P2"><text:span text:style-name="T51">restaurants</text:span><text:span text:style-name="T52"><text:s/></text:span><text:span text:style-name="T53">is</text:span><text:span text:style-name="T54"><text:s/></text:span><text:span text:style-name="T55">deteriorating</text:span><text:span text:style-name="T56">.<text:s/></text:span><text:span text:style-name="T57">The</text:span><text:span text:style-name="T58"><text:s/></text:span><text:span text:style-name="T59">last</text:span><text:span text:style-name="T60"><text:s/></text:span><text:span text:style-name="T61">few</text:span><text:span text:style-name="T62"><text:s/></text:span><text:span text:style-name="T63">pizzas</text:span><text:span text:style-name="T64"><text:s/></text:span><text:span text:style-name="T65">ordered</text:span><text:span text:style-name="T66"><text:s/></text:span><text:span text:style-name="T67">by</text:span><text:span text:style-name="T68"><text:s/></text:span><text:span text:style-name="T69">him</text:span><text:span text:style-name="T70"><text:s/></text:span><text:span text:style-name="T71">did</text:span><text:span text:style-name="T72"><text:s/></text:span><text:span text:style-name="T73">not</text:span><text:span text:style-name="T74"><text:s/></text:span><text:span text:style-name="T75">taste</text:span><text:span text:style-name="T76"><text:s/></text:span><text:span text:style-name="T77">good</text:span><text:span text:style-name="T78"><text:s/>:(.<text:s/></text:span><text:span text:style-name="T79">Joey</text:span></text:p>
      <text:p text:style-name="P2"><text:span text:style-name="T79">is</text:span><text:span text:style-name="T80"><text:s/></text:span><text:span text:style-name="T81">feeling</text:span><text:span text:style-name="T82"><text:s/></text:span><text:span text:style-name="T83">extremely</text:span><text:span text:style-name="T84"><text:s/></text:span><text:span text:style-name="T85">hungry</text:span><text:span text:style-name="T86"><text:s/></text:span><text:span text:style-name="T87">and</text:span><text:span text:style-name="T88"><text:s/></text:span><text:span text:style-name="T89">wants</text:span><text:span text:style-name="T90"><text:s/></text:span><text:span text:style-name="T91">to</text:span><text:span text:style-name="T92"><text:s/></text:span><text:span text:style-name="T93">eat</text:span><text:span text:style-name="T94"><text:s/></text:span><text:span text:style-name="T95">pizza</text:span><text:span text:style-name="T96">.<text:s/></text:span><text:span text:style-name="T97">But</text:span><text:span text:style-name="T98"><text:s/></text:span><text:span text:style-name="T99">he</text:span><text:span text:style-name="T100"><text:s/></text:span><text:span text:style-name="T101">is</text:span><text:span text:style-name="T102"><text:s/></text:span><text:span text:style-name="T103">confused</text:span><text:span text:style-name="T104"><text:s/></text:span><text:span text:style-name="T105">about</text:span><text:span text:style-name="T106"><text:s/></text:span><text:span text:style-name="T107">the</text:span><text:span text:style-name="T108"><text:s/></text:span><text:span text:style-name="T109">restaurant</text:span></text:p>
      <text:p text:style-name="P2"><text:span text:style-name="T109">from</text:span><text:span text:style-name="T110"><text:s/></text:span><text:span text:style-name="T111">wherehe</text:span><text:span text:style-name="T112"><text:s/></text:span><text:span text:style-name="T113">should</text:span><text:span text:style-name="T114"><text:s/></text:span><text:span text:style-name="T115">order</text:span><text:span text:style-name="T116">.<text:s/></text:span><text:span text:style-name="T117">As</text:span><text:span text:style-name="T118"><text:s/></text:span><text:span text:style-name="T119">always</text:span><text:span text:style-name="T120"><text:s/></text:span><text:span text:style-name="T121">he</text:span><text:span text:style-name="T122"><text:s/></text:span><text:span text:style-name="T123">asks</text:span><text:span text:style-name="T124"><text:s/></text:span><text:span text:style-name="T125">Chandler</text:span><text:span text:style-name="T126"><text:s/></text:span><text:span text:style-name="T127">for</text:span><text:span text:style-name="T128"><text:s/></text:span><text:span text:style-name="T129">help</text:span><text:span text:style-name="T130">.</text:span><text:span text:style-name="T131"/></text:p>
      <text:p text:style-name="P2"><text:span text:style-name="T131">Chandler</text:span><text:span text:style-name="T132"><text:s/></text:span><text:span text:style-name="T133">suggests</text:span><text:span text:style-name="T134"><text:s/></text:span><text:span text:style-name="T135">that</text:span><text:span text:style-name="T136"><text:s/></text:span><text:span text:style-name="T137">Joey</text:span><text:span text:style-name="T138"><text:s/></text:span><text:span text:style-name="T139">should</text:span><text:span text:style-name="T140"><text:s/></text:span><text:span text:style-name="T141">give</text:span><text:span text:style-name="T142"><text:s/></text:span><text:span text:style-name="T143">each</text:span><text:span text:style-name="T144"><text:s/></text:span><text:span text:style-name="T145">restaurant</text:span><text:span text:style-name="T146"><text:s/></text:span><text:span text:style-name="T147">some</text:span><text:span text:style-name="T148"><text:s/></text:span><text:span text:style-name="T149">points</text:span><text:span text:style-name="T150">,<text:s/></text:span><text:span text:style-name="T151">and</text:span><text:span text:style-name="T152"><text:s/></text:span><text:span text:style-name="T153">then</text:span><text:span text:style-name="T154"><text:s/></text:span><text:span text:style-name="T155">choose</text:span><text:span text:style-name="T156"><text:s/></text:span><text:span text:style-name="T157">the</text:span></text:p>
      <text:p text:style-name="P2"><text:span text:style-name="T157">restaurant</text:span><text:span text:style-name="T158"><text:s/></text:span><text:span text:style-name="T159">having</text:span><text:span text:style-name="T160"><text:s/></text:span><text:span text:style-name="T161">maximum</text:span><text:span text:style-name="T162"><text:s/></text:span><text:span text:style-name="T163">points</text:span><text:span text:style-name="T164">.<text:s/></text:span><text:span text:style-name="T165">If</text:span><text:span text:style-name="T166"><text:s/></text:span><text:span text:style-name="T167">more</text:span><text:span text:style-name="T168"><text:s/></text:span><text:span text:style-name="T169">than</text:span><text:span text:style-name="T170"><text:s/></text:span><text:span text:style-name="T171">one</text:span><text:span text:style-name="T172"><text:s/></text:span><text:span text:style-name="T173">restaurant</text:span><text:span text:style-name="T174"><text:s/></text:span><text:span text:style-name="T175">has</text:span><text:span text:style-name="T176"><text:s/></text:span><text:span text:style-name="T177">same</text:span><text:span text:style-name="T178"><text:s/></text:span><text:span text:style-name="T179">points</text:span><text:span text:style-name="T180">,<text:s/></text:span><text:span text:style-name="T181">Joey</text:span><text:span text:style-name="T182"><text:s/></text:span><text:span text:style-name="T183">can</text:span></text:p>
      <text:p text:style-name="P2"><text:span text:style-name="T183">choose</text:span><text:span text:style-name="T184"><text:s/></text:span><text:span text:style-name="T185">the</text:span><text:span text:style-name="T186"><text:s/></text:span><text:span text:style-name="T187">one</text:span><text:span text:style-name="T188"><text:s/></text:span><text:span text:style-name="T189">with</text:span><text:span text:style-name="T190"><text:s/></text:span><text:span text:style-name="T191">lexicographically</text:span><text:span text:style-name="T192"><text:s/></text:span><text:span text:style-name="T193">smallest</text:span><text:span text:style-name="T194"><text:s/></text:span><text:span text:style-name="T195">name</text:span><text:span text:style-name="T196">.</text:span><text:span text:style-name="T197"/></text:p>
      <text:p text:style-name="P2"><text:span text:style-name="T197">Joey</text:span><text:span text:style-name="T198"><text:s/></text:span><text:span text:style-name="T199">has</text:span><text:span text:style-name="T200"><text:s/></text:span><text:span text:style-name="T201">assigned</text:span><text:span text:style-name="T202"><text:s/></text:span><text:span text:style-name="T203">points</text:span><text:span text:style-name="T204"><text:s/></text:span><text:span text:style-name="T205">to</text:span><text:span text:style-name="T206"><text:s/></text:span><text:span text:style-name="T207">all</text:span><text:span text:style-name="T208"><text:s/></text:span><text:span text:style-name="T209">the</text:span><text:span text:style-name="T210"><text:s/></text:span><text:span text:style-name="T211">restaurants</text:span><text:span text:style-name="T212">,<text:s/></text:span><text:span text:style-name="T213">but</text:span><text:span text:style-name="T214"><text:s/></text:span><text:span text:style-name="T215">can't</text:span><text:span text:style-name="T216"><text:s/></text:span><text:span text:style-name="T217">figure</text:span><text:span text:style-name="T218"><text:s/></text:span><text:span text:style-name="T219">out</text:span><text:span text:style-name="T220"><text:s/></text:span><text:span text:style-name="T221">which</text:span><text:span text:style-name="T222"><text:s/></text:span><text:span text:style-name="T223">restaurant</text:span><text:span text:style-name="T224"><text:s/></text:span><text:span text:style-name="T225">satisfies</text:span></text:p>
      <text:p text:style-name="P2"><text:span text:style-name="T225">Chandler's</text:span><text:span text:style-name="T226"><text:s/></text:span><text:span text:style-name="T227">criteria</text:span><text:span text:style-name="T228">.<text:s/></text:span><text:span text:style-name="T229">Can</text:span><text:span text:style-name="T230"><text:s/></text:span><text:span text:style-name="T231">you</text:span><text:span text:style-name="T232"><text:s/></text:span><text:span text:style-name="T233">help</text:span><text:span text:style-name="T234"><text:s/></text:span><text:span text:style-name="T235">him</text:span><text:span text:style-name="T236"><text:s/></text:span><text:span text:style-name="T237">out</text:span><text:span text:style-name="T238">?</text:span><text:span text:style-name="T239"/></text:p>
      <text:p text:style-name="P2"><text:span text:style-name="T239">Input</text:span><text:span text:style-name="T240"><text:s/></text:span><text:span text:style-name="T241">Format</text:span><text:span text:style-name="T242">:</text:span><text:span text:style-name="T243"/></text:p>
      <text:p text:style-name="P2"><text:span text:style-name="T243">First</text:span><text:span text:style-name="T244"><text:s/></text:span><text:span text:style-name="T245">line</text:span><text:span text:style-name="T246"><text:s/></text:span><text:span text:style-name="T247">has</text:span><text:span text:style-name="T248"><text:s/></text:span><text:span text:style-name="T249">N</text:span><text:span text:style-name="T250">,<text:s/></text:span><text:span text:style-name="T251">the</text:span><text:span text:style-name="T252"><text:s/></text:span><text:span text:style-name="T253">total</text:span><text:span text:style-name="T254"><text:s/></text:span><text:span text:style-name="T255">number</text:span><text:span text:style-name="T256"><text:s/></text:span><text:span text:style-name="T257">of</text:span><text:span text:style-name="T258"><text:s/></text:span><text:span text:style-name="T259">restaurants</text:span><text:span text:style-name="T260">.</text:span><text:span text:style-name="T261"/></text:p>
      <text:p text:style-name="P2"><text:span text:style-name="T261">Next</text:span><text:span text:style-name="T262"><text:s/></text:span><text:span text:style-name="T263">N</text:span><text:span text:style-name="T264"><text:s/></text:span><text:span text:style-name="T265">lines</text:span><text:span text:style-name="T266"><text:s/></text:span><text:span text:style-name="T267">contain</text:span><text:span text:style-name="T268"><text:s/></text:span><text:span text:style-name="T269">Name</text:span><text:span text:style-name="T270"><text:s/></text:span><text:span text:style-name="T271">of</text:span><text:span text:style-name="T272"><text:s/></text:span><text:span text:style-name="T273">Restaurant</text:span><text:span text:style-name="T274"><text:s/></text:span><text:span text:style-name="T275">and</text:span><text:span text:style-name="T276"><text:s/></text:span><text:span text:style-name="T277">Points</text:span><text:span text:style-name="T278"><text:s/></text:span><text:span text:style-name="T279">awarded</text:span><text:span text:style-name="T280"><text:s/></text:span><text:span text:style-name="T281">by</text:span><text:span text:style-name="T282"><text:s/></text:span><text:span text:style-name="T283">Joey</text:span><text:span text:style-name="T284">,<text:s/></text:span><text:span text:style-name="T285">separated</text:span><text:span text:style-name="T286"><text:s/></text:span><text:span text:style-name="T287">by</text:span><text:span text:style-name="T288"><text:s/></text:span><text:span text:style-name="T289">a</text:span></text:p>
      <text:p text:style-name="P2"><text:span text:style-name="T289">space</text:span><text:span text:style-name="T290">.</text:span><text:span text:style-name="T291"/></text:p>
      <text:p text:style-name="P2"><text:span text:style-name="T291">Restaurant</text:span><text:span text:style-name="T292"><text:s/></text:span><text:span text:style-name="T293">name</text:span><text:span text:style-name="T294"><text:s/></text:span><text:span text:style-name="T295">has</text:span><text:span text:style-name="T296"><text:s/></text:span><text:span text:style-name="T297">no</text:span><text:span text:style-name="T298"><text:s/></text:span><text:span text:style-name="T299">spaces</text:span><text:span text:style-name="T300">,<text:s/></text:span><text:span text:style-name="T301">all</text:span><text:span text:style-name="T302"><text:s/></text:span><text:span text:style-name="T303">lowercase</text:span><text:span text:style-name="T304"><text:s/></text:span><text:span text:style-name="T305">letters</text:span><text:span text:style-name="T306"><text:s/></text:span><text:span text:style-name="T307">and</text:span><text:span text:style-name="T308"><text:s/></text:span><text:span text:style-name="T309">will</text:span><text:span text:style-name="T310"><text:s/></text:span><text:span text:style-name="T311">not</text:span><text:span text:style-name="T312"><text:s/></text:span><text:span text:style-name="T313">be</text:span><text:span text:style-name="T314"><text:s/></text:span><text:span text:style-name="T315">more</text:span><text:span text:style-name="T316"><text:s/></text:span><text:span text:style-name="T317">than</text:span><text:span text:style-name="T318"><text:s/></text:span><text:span text:style-name="T319">20</text:span></text:p>
      <text:p text:style-name="P2"><text:span text:style-name="T319">characters</text:span><text:span text:style-name="T320">.</text:span><text:span text:style-name="T321"/></text:p>
      <text:p text:style-name="P2"><text:span text:style-name="T321">Output</text:span><text:span text:style-name="T322"><text:s/></text:span><text:span text:style-name="T323">Format</text:span><text:span text:style-name="T324">:</text:span><text:span text:style-name="T325"/></text:p>
      <text:p text:style-name="P2"><text:span text:style-name="T325">Print</text:span><text:span text:style-name="T326"><text:s/></text:span><text:span text:style-name="T327">the</text:span><text:span text:style-name="T328"><text:s/></text:span><text:span text:style-name="T329">name</text:span><text:span text:style-name="T330"><text:s/></text:span><text:span text:style-name="T331">of</text:span><text:span text:style-name="T332"><text:s/></text:span><text:span text:style-name="T333">the</text:span><text:span text:style-name="T334"><text:s/></text:span><text:span text:style-name="T335">restaurant</text:span><text:span text:style-name="T336"><text:s/></text:span><text:span text:style-name="T337">that</text:span><text:span text:style-name="T338"><text:s/></text:span><text:span text:style-name="T339">Joey</text:span><text:span text:style-name="T340"><text:s/></text:span><text:span text:style-name="T341">should</text:span><text:span text:style-name="T342"><text:s/></text:span><text:span text:style-name="T343">choose</text:span><text:span text:style-name="T344">.</text:span><text:span text:style-name="T345"/></text:p>
      <text:p text:style-name="P2"><text:span text:style-name="T345">Constraints</text:span><text:span text:style-name="T346">:</text:span><text:span text:style-name="T347"/></text:p>
      <text:p text:style-name="P2"><text:span text:style-name="T347">1</text:span><text:span text:style-name="T348"><text:s/>&lt;=<text:s/></text:span><text:span text:style-name="T349">N</text:span><text:span text:style-name="T350"><text:s/>&lt;=<text:s/></text:span><text:span text:style-name="T351">105</text:span></text:p>
      <text:p text:style-name="P2"><text:span text:style-name="T351">1</text:span><text:span text:style-name="T352"><text:s/>&lt;=<text:s/></text:span><text:span text:style-name="T353">Points</text:span><text:span text:style-name="T354"><text:s/>&lt;=<text:s/></text:span><text:span text:style-name="T355">106</text:span></text:p>
      <text:p text:style-name="P2"><text:span text:style-name="T355">Sample</text:span><text:span text:style-name="T356"><text:s/></text:span><text:span text:style-name="T357">Input</text:span></text:p>
      <text:p text:style-name="P2"><text:span text:style-name="T357">3</text:span></text:p>
      <text:p text:style-name="P2"><text:span text:style-name="T357">Pizzeria</text:span><text:span text:style-name="T358"><text:s/></text:span><text:span text:style-name="T359">108</text:span></text:p>
      <text:p text:style-name="P2"><text:span text:style-name="T359">Dominos</text:span><text:span text:style-name="T360"><text:s/></text:span><text:span text:style-name="T361">145</text:span></text:p>
      <text:p text:style-name="P2"><text:span text:style-name="T361">Pizzapizza</text:span><text:span text:style-name="T362"><text:s/></text:span><text:span text:style-name="T363">49</text:span></text:p>
      <text:p text:style-name="P2"><text:span text:style-name="T363">Sample</text:span><text:span text:style-name="T364"><text:s/></text:span><text:span text:style-name="T365">Output</text:span></text:p>
      <text:p text:style-name="P2"><text:span text:style-name="T365">Dominos</text:span></text:p>
      <text:p text:style-name="P2"><text:span text:style-name="T365">ROLL NO:241801278</text:span></text:p>
      <text:p text:style-name="P2"><text:span text:style-name="T365">NAME: Sudiksha S</text:span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365"/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365"/></text:p>
      <text:p text:style-name="P2"><text:span text:style-name="T365">Q4)These</text:span><text:span text:style-name="T366"><text:s/></text:span><text:span text:style-name="T367">days</text:span><text:span text:style-name="T368"><text:s/></text:span><text:span text:style-name="T369">Bechan</text:span><text:span text:style-name="T370"><text:s/></text:span><text:span text:style-name="T371">Chacha</text:span><text:span text:style-name="T372"><text:s/></text:span><text:span text:style-name="T373">is</text:span><text:span text:style-name="T374"><text:s/></text:span><text:span text:style-name="T375">depressed</text:span><text:span text:style-name="T376"><text:s/></text:span><text:span text:style-name="T377">because</text:span><text:span text:style-name="T378"><text:s/></text:span><text:span text:style-name="T379">his</text:span><text:span text:style-name="T380"><text:s/></text:span><text:span text:style-name="T381">crush</text:span><text:span text:style-name="T382"><text:s/></text:span><text:span text:style-name="T383">gave</text:span><text:span text:style-name="T384"><text:s/></text:span><text:span text:style-name="T385">him</text:span><text:span text:style-name="T386"><text:s/></text:span><text:span text:style-name="T387">list</text:span><text:span text:style-name="T388"><text:s/></text:span><text:span text:style-name="T389">of</text:span><text:span text:style-name="T390"><text:s/></text:span><text:span text:style-name="T391">mobile</text:span><text:span text:style-name="T392"><text:s/></text:span><text:span text:style-name="T393">number</text:span></text:p>
      <text:p text:style-name="P2"><text:span text:style-name="T393">some</text:span><text:span text:style-name="T394"><text:s/></text:span><text:span text:style-name="T395">of</text:span><text:span text:style-name="T396"><text:s/></text:span><text:span text:style-name="T397">them</text:span><text:span text:style-name="T398"><text:s/></text:span><text:span text:style-name="T399">are</text:span><text:span text:style-name="T400"><text:s/></text:span><text:span text:style-name="T401">valid</text:span><text:span text:style-name="T402"><text:s/></text:span><text:span text:style-name="T403">and</text:span><text:span text:style-name="T404"><text:s/></text:span><text:span text:style-name="T405">some</text:span><text:span text:style-name="T406"><text:s/></text:span><text:span text:style-name="T407">of</text:span><text:span text:style-name="T408"><text:s/></text:span><text:span text:style-name="T409">them</text:span><text:span text:style-name="T410"><text:s/></text:span><text:span text:style-name="T411">are</text:span><text:span text:style-name="T412"><text:s/></text:span><text:span text:style-name="T413">invalid</text:span><text:span text:style-name="T414">.<text:s/></text:span><text:span text:style-name="T415">Bechan</text:span><text:span text:style-name="T416"><text:s/></text:span><text:span text:style-name="T417">Chacha</text:span><text:span text:style-name="T418"><text:s/></text:span><text:span text:style-name="T419">has</text:span><text:span text:style-name="T420"><text:s/></text:span><text:span text:style-name="T421">special</text:span><text:span text:style-name="T422"><text:s/></text:span><text:span text:style-name="T423">power</text:span></text:p>
      <text:p text:style-name="P2"><text:span text:style-name="T423">that</text:span><text:span text:style-name="T424"><text:s/></text:span><text:span text:style-name="T425">he</text:span><text:span text:style-name="T426"><text:s/></text:span><text:span text:style-name="T427">can</text:span><text:span text:style-name="T428"><text:s/></text:span><text:span text:style-name="T429">pick</text:span><text:span text:style-name="T430"><text:s/></text:span><text:span text:style-name="T431">his</text:span><text:span text:style-name="T432"><text:s/></text:span><text:span text:style-name="T433">crush</text:span><text:span text:style-name="T434"><text:s/></text:span><text:span text:style-name="T435">number</text:span><text:span text:style-name="T436"><text:s/></text:span><text:span text:style-name="T437">only</text:span><text:span text:style-name="T438"><text:s/></text:span><text:span text:style-name="T439">if</text:span><text:span text:style-name="T440"><text:s/></text:span><text:span text:style-name="T441">he</text:span><text:span text:style-name="T442"><text:s/></text:span><text:span text:style-name="T443">has</text:span><text:span text:style-name="T444"><text:s/></text:span><text:span text:style-name="T445">valid</text:span><text:span text:style-name="T446"><text:s/></text:span><text:span text:style-name="T447">set</text:span><text:span text:style-name="T448"><text:s/></text:span><text:span text:style-name="T449">of</text:span><text:span text:style-name="T450"><text:s/></text:span><text:span text:style-name="T451">mobile</text:span><text:span text:style-name="T452"><text:s/></text:span><text:span text:style-name="T453">numbers</text:span><text:span text:style-name="T454">.<text:s/></text:span><text:span text:style-name="T455">Help</text:span><text:span text:style-name="T456"><text:s/></text:span><text:span text:style-name="T457">him</text:span><text:span text:style-name="T458"><text:s/></text:span><text:span text:style-name="T459">to</text:span></text:p>
      <text:p text:style-name="P2"><text:span text:style-name="T459">determine</text:span><text:span text:style-name="T460"><text:s/></text:span><text:span text:style-name="T461">the</text:span><text:span text:style-name="T462"><text:s/></text:span><text:span text:style-name="T463">valid</text:span><text:span text:style-name="T464"><text:s/></text:span><text:span text:style-name="T465">numbers</text:span><text:span text:style-name="T466">.</text:span><text:span text:style-name="T467"/></text:p>
      <text:p text:style-name="P2"><text:span text:style-name="T467">You</text:span><text:span text:style-name="T468"><text:s/></text:span><text:span text:style-name="T469">are</text:span><text:span text:style-name="T470"><text:s/></text:span><text:span text:style-name="T471">given</text:span><text:span text:style-name="T472"><text:s/></text:span><text:span text:style-name="T473">a</text:span><text:span text:style-name="T474"><text:s/></text:span><text:span text:style-name="T475">string</text:span><text:span text:style-name="T476"><text:s/></text:span><text:span text:style-name="T477">"S"</text:span><text:span text:style-name="T478"><text:s/></text:span><text:span text:style-name="T479">and</text:span><text:span text:style-name="T480"><text:s/></text:span><text:span text:style-name="T481">you</text:span><text:span text:style-name="T482"><text:s/></text:span><text:span text:style-name="T483">have</text:span><text:span text:style-name="T484"><text:s/></text:span><text:span text:style-name="T485">to</text:span><text:span text:style-name="T486"><text:s/></text:span><text:span text:style-name="T487">determine</text:span><text:span text:style-name="T488"><text:s/></text:span><text:span text:style-name="T489">whether</text:span><text:span text:style-name="T490"><text:s/></text:span><text:span text:style-name="T491">it</text:span><text:span text:style-name="T492"><text:s/></text:span><text:span text:style-name="T493">is</text:span><text:span text:style-name="T494"><text:s/></text:span><text:span text:style-name="T495">Valid</text:span><text:span text:style-name="T496"><text:s/></text:span><text:span text:style-name="T497">mobile</text:span><text:span text:style-name="T498"><text:s/></text:span><text:span text:style-name="T499">number</text:span></text:p>
      <text:p text:style-name="P2"><text:span text:style-name="T499">or</text:span><text:span text:style-name="T500"><text:s/></text:span><text:span text:style-name="T501">not</text:span><text:span text:style-name="T502">.<text:s/></text:span><text:span text:style-name="T503">Mobile</text:span><text:span text:style-name="T504"><text:s/></text:span><text:span text:style-name="T505">number</text:span><text:span text:style-name="T506"><text:s/></text:span><text:span text:style-name="T507">is</text:span><text:span text:style-name="T508"><text:s/></text:span><text:span text:style-name="T509">valid</text:span><text:span text:style-name="T510"><text:s/></text:span><text:span text:style-name="T511">only</text:span><text:span text:style-name="T512"><text:s/></text:span><text:span text:style-name="T513">if</text:span><text:span text:style-name="T514"><text:s/></text:span><text:span text:style-name="T515">it</text:span><text:span text:style-name="T516"><text:s/></text:span><text:span text:style-name="T517">is</text:span><text:span text:style-name="T518"><text:s/></text:span><text:span text:style-name="T519">of</text:span><text:span text:style-name="T520"><text:s/></text:span><text:span text:style-name="T521">length</text:span><text:span text:style-name="T522"><text:s/></text:span><text:span text:style-name="T523">10</text:span><text:span text:style-name="T524"><text:s/>,<text:s/></text:span><text:span text:style-name="T525">consists</text:span><text:span text:style-name="T526"><text:s/></text:span><text:span text:style-name="T527">of</text:span><text:span text:style-name="T528"><text:s/></text:span><text:span text:style-name="T529">numeric</text:span><text:span text:style-name="T530"><text:s/></text:span><text:span text:style-name="T531">values</text:span><text:span text:style-name="T532"><text:s/></text:span><text:span text:style-name="T533">and</text:span><text:span text:style-name="T534"><text:s/></text:span><text:span text:style-name="T535">it</text:span></text:p>
      <text:p text:style-name="P2"><text:span text:style-name="T535">shouldn't</text:span><text:span text:style-name="T536"><text:s/></text:span><text:span text:style-name="T537">have</text:span><text:span text:style-name="T538"><text:s/></text:span><text:span text:style-name="T539">prefix</text:span><text:span text:style-name="T540"><text:s/></text:span><text:span text:style-name="T541">zeroes</text:span><text:span text:style-name="T542">.</text:span><text:span text:style-name="T543"/></text:p>
      <text:p text:style-name="P2"><text:span text:style-name="T543">Input</text:span><text:span text:style-name="T544"><text:s/></text:span><text:span text:style-name="T545">Format</text:span><text:span text:style-name="T546">:</text:span><text:span text:style-name="T547"/></text:p>
      <text:p text:style-name="P2"><text:span text:style-name="T547">First</text:span><text:span text:style-name="T548"><text:s/></text:span><text:span text:style-name="T549">line</text:span><text:span text:style-name="T550"><text:s/></text:span><text:span text:style-name="T551">of</text:span><text:span text:style-name="T552"><text:s/></text:span><text:span text:style-name="T553">input</text:span><text:span text:style-name="T554"><text:s/></text:span><text:span text:style-name="T555">is</text:span><text:span text:style-name="T556"><text:s/></text:span><text:span text:style-name="T557">T</text:span><text:span text:style-name="T558"><text:s/></text:span><text:span text:style-name="T559">representing</text:span><text:span text:style-name="T560"><text:s/></text:span><text:span text:style-name="T561">total</text:span><text:span text:style-name="T562"><text:s/></text:span><text:span text:style-name="T563">number</text:span><text:span text:style-name="T564"><text:s/></text:span><text:span text:style-name="T565">of</text:span><text:span text:style-name="T566"><text:s/></text:span><text:span text:style-name="T567">test</text:span><text:span text:style-name="T568"><text:s/></text:span><text:span text:style-name="T569">cases</text:span><text:span text:style-name="T570">.</text:span><text:span text:style-name="T571"/></text:p>
      <text:p text:style-name="P2"><text:span text:style-name="T571">Next</text:span><text:span text:style-name="T572"><text:s/></text:span><text:span text:style-name="T573">T</text:span><text:span text:style-name="T574"><text:s/></text:span><text:span text:style-name="T575">line</text:span><text:span text:style-name="T576"><text:s/></text:span><text:span text:style-name="T577">each</text:span><text:span text:style-name="T578"><text:s/></text:span><text:span text:style-name="T579">representing</text:span><text:span text:style-name="T580"><text:s/></text:span><text:span text:style-name="T581">"S"</text:span><text:span text:style-name="T582"><text:s/></text:span><text:span text:style-name="T583">as</text:span><text:span text:style-name="T584"><text:s/></text:span><text:span text:style-name="T585">described</text:span><text:span text:style-name="T586"><text:s/></text:span><text:span text:style-name="T587">in</text:span><text:span text:style-name="T588"><text:s/></text:span><text:span text:style-name="T589">in</text:span><text:span text:style-name="T590"><text:s/></text:span><text:span text:style-name="T591">problem</text:span><text:span text:style-name="T592"><text:s/></text:span><text:span text:style-name="T593">statement</text:span><text:span text:style-name="T594">.</text:span><text:span text:style-name="T595"/></text:p>
      <text:p text:style-name="P2"><text:span text:style-name="T595">Output</text:span><text:span text:style-name="T596"><text:s/></text:span><text:span text:style-name="T597">Format</text:span><text:span text:style-name="T598">:</text:span><text:span text:style-name="T599"/></text:p>
      <text:p text:style-name="P2"><text:span text:style-name="T599">Print</text:span><text:span text:style-name="T600"><text:s/></text:span><text:span text:style-name="T601">"YES"</text:span><text:span text:style-name="T602"><text:s/></text:span><text:span text:style-name="T603">if</text:span><text:span text:style-name="T604"><text:s/></text:span><text:span text:style-name="T605">it</text:span><text:span text:style-name="T606"><text:s/></text:span><text:span text:style-name="T607">is</text:span><text:span text:style-name="T608"><text:s/></text:span><text:span text:style-name="T609">valid</text:span><text:span text:style-name="T610"><text:s/></text:span><text:span text:style-name="T611">mobile</text:span><text:span text:style-name="T612"><text:s/></text:span><text:span text:style-name="T613">number</text:span><text:span text:style-name="T614"><text:s/></text:span><text:span text:style-name="T615">else</text:span><text:span text:style-name="T616"><text:s/></text:span><text:span text:style-name="T617">print</text:span><text:span text:style-name="T618"><text:s/></text:span><text:span text:style-name="T619">"NO"</text:span><text:span text:style-name="T620">.</text:span><text:span text:style-name="T621"/></text:p>
      <text:p text:style-name="P2"><text:span text:style-name="T621">Note</text:span><text:span text:style-name="T622">:<text:s/></text:span><text:span text:style-name="T623">Quotes</text:span><text:span text:style-name="T624"><text:s/></text:span><text:span text:style-name="T625">are</text:span><text:span text:style-name="T626"><text:s/></text:span><text:span text:style-name="T627">for</text:span><text:span text:style-name="T628"><text:s/></text:span><text:span text:style-name="T629">clarity</text:span><text:span text:style-name="T630">.</text:span><text:span text:style-name="T631"/></text:p>
      <text:p text:style-name="P2"><text:span text:style-name="T631">Constraints</text:span><text:span text:style-name="T632">:</text:span><text:span text:style-name="T633"/></text:p>
      <text:p text:style-name="P2"><text:span text:style-name="T633">1</text:span><text:span text:style-name="T634">&lt;=<text:s/></text:span><text:span text:style-name="T635">T</text:span><text:span text:style-name="T636"><text:s/>&lt;=<text:s/></text:span><text:span text:style-name="T637">103</text:span></text:p>
      <text:p text:style-name="P2"><text:span text:style-name="T637">sum</text:span><text:span text:style-name="T638"><text:s/></text:span><text:span text:style-name="T639">of</text:span><text:span text:style-name="T640"><text:s/></text:span><text:span text:style-name="T641">string</text:span><text:span text:style-name="T642"><text:s/></text:span><text:span text:style-name="T643">length</text:span><text:span text:style-name="T644"><text:s/>&lt;=<text:s/></text:span><text:span text:style-name="T645">105</text:span></text:p>
      <text:p text:style-name="P2"><text:span text:style-name="T645">Sample</text:span><text:span text:style-name="T646"><text:s/></text:span><text:span text:style-name="T647">Input</text:span></text:p>
      <text:p text:style-name="P2"><text:span text:style-name="T647">3</text:span></text:p>
      <text:p text:style-name="P2"><text:span text:style-name="T647">1234567890</text:span></text:p>
      <text:p text:style-name="P2"><text:span text:style-name="T647">0123456789</text:span></text:p>
      <text:p text:style-name="P2"><text:span text:style-name="T647">0123456</text:span><text:span text:style-name="T648">.</text:span><text:span text:style-name="T649">87</text:span></text:p>
      <text:p text:style-name="P2"><text:span text:style-name="T649">Sample</text:span><text:span text:style-name="T650"><text:s/></text:span><text:span text:style-name="T651">Output</text:span></text:p>
      <text:p text:style-name="P2"><text:span text:style-name="T651">YES</text:span></text:p>
      <text:p text:style-name="P2"><text:span text:style-name="T651">NO</text:span></text:p>
      <text:p text:style-name="P2"><text:span text:style-name="T651">NO</text:span></text:p>
      <text:p text:style-name="P2"><text:span text:style-name="T651">ROLL NO:241801278</text:span></text:p>
      <text:p text:style-name="P2"><text:span text:style-name="T651">NAME:Sudiksha S</text:span></text:p>
      <text:p text:style-name="P2"><draw:frame text:anchor-type="as-char" svg:width="152.40mm" svg:height="85.73mm" style:rel-width="scale" style:rel-height="scale"><draw:object-ole xlink:href="OleObj8"/><draw:image xlink:href="ObjectReplacements/OleObj8"/></draw:frame><text:span text:style-name="T651"/></text:p>
      <text:p text:style-name="P2"><draw:frame text:anchor-type="as-char" svg:width="152.40mm" svg:height="85.73mm" style:rel-width="scale" style:rel-height="scale"><draw:object-ole xlink:href="OleObj9"/><draw:image xlink:href="ObjectReplacements/OleObj9"/></draw:frame><text:span text:style-name="T651"/></text:p>
      <text:p text:style-name="P2"><text:span text:style-name="T651"/></text:p>
      <text:p text:style-name="P2"><text:span text:style-name="T651"/></text:p>
      <text:p text:style-name="P2"><text:span text:style-name="T651"/></text:p>
      <text:p text:style-name="P2"><text:span text:style-name="T651"/></text:p>
      <text:p text:style-name="P2"><text:span text:style-name="T651"/></text:p>
      <text:p text:style-name="P2"><text:span text:style-name="T652"/></text:p>
      <text:p text:style-name="P2"><text:span text:style-name="T652"/></text:p>
      <text:p text:style-name="P3"><text:span text:style-name="T6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